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arry Bit, Underflow Bit, Zero Bit, Equal Bit, Greater Than Bit, Smaller Than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, Equal Bit;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MP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Compare X and Y. Equal Bit, Greater Than, Smaller Than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EQ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Equal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S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Smaller Than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GT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Greater Than Bit otherwise PC += 1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Load &amp; store command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X = MEM[P]</text:p>
          </table:table-cell>
          <table:table-cell office:value-type="string" calcext:value-type="string">
            <text:p>Load Register with value from memory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MEM[P] = X</text:p>
          </table:table-cell>
          <table:table-cell office:value-type="string" calcext:value-type="string">
            <text:p>Store value from Register in memory Adress 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1-27T23:19:15.470301322</dc:date>
    <meta:editing-duration>PT1H50M42S</meta:editing-duration>
    <meta:editing-cycles>27</meta:editing-cycles>
    <meta:generator>LibreOffice/7.4.7.2$Linux_X86_64 LibreOffice_project/40$Build-2</meta:generator>
    <meta:document-statistic meta:table-count="1" meta:cell-count="116" meta:object-count="0"/>
  </office:meta>
</office:document-meta>
</file>